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000080"/>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ΠΡΟΣ ΚΟΡΙΝΘΙΟΥΣ Β</text:h>
      <text:p text:style-name="Standard"/>
      <text:h text:style-name="Heading_20_2" text:outline-level="2">1</text:h>
      <text:p text:style-name="Standard"/>
      <text:p text:style-name="Standard"><text:tab/><text:span text:style-name="T1">1</text:span> Παῦλος ἀπόστολος Χριστοῦ Ἰησοῦ διὰ θελήματος Θεοῦ καὶ Τιμόθεος ὁ ἀδελφὸς τῇ ἐκκλησίᾳ τοῦ Θεοῦ τῇ οὔσῃ ἐν Κορίνθῳ σὺν τοῖς ἁγίοις πᾶσιν τοῖς οὖσιν ἐν ὅλῃ τῇ Ἀχαΐᾳ· <text:span text:style-name="T1">2</text:span> χάρις ὑμῖν καὶ εἰρήνη ἀπὸ Θεοῦ Πατρὸς ἡμῶν καὶ Κυρίου Ἰησοῦ Χριστοῦ.</text:p>
      <text:p text:style-name="Standard"><text:tab/><text:span text:style-name="T1">3</text:span> Εὐλογητὸς ὁ Θεὸς καὶ Πατὴρ τοῦ Κυρίου ἡμῶν Ἰησοῦ Χριστοῦ, ὁ Πατὴρ τῶν οἰκτιρμῶν καὶ Θεὸς πάσης παρακλήσεως, <text:span text:style-name="T1">4</text:span> ὁ παρακαλῶν ἡμᾶς ἐπὶ πάσῃ τῇ θλίψει ἡμῶν, εἰς τὸ δύνασθαι ἡμᾶς παρακαλεῖν τοὺς ἐν πάσῃ θλίψει διὰ τῆς παρακλήσεως ἧς παρακαλούμεθα αὐτοὶ ὑπὸ τοῦ Θεοῦ. <text:span text:style-name="T1">5</text:span> ὅτι καθὼς περισσεύει τὰ παθήματα τοῦ Χριστοῦ εἰς ἡμᾶς, οὕτως διὰ τοῦ Χριστοῦ περισσεύει καὶ ἡ παράκλησις ἡμῶν. <text:span text:style-name="T1">6</text:span> εἴτε δὲ θλιβόμεθα, ὑπὲρ τῆς ὑμῶν παρακλήσεως καὶ σωτηρίας· εἴτε παρακαλούμεθα, ὑπὲρ τῆς ὑμῶν παρακλήσεως τῆς ἐνεργουμένης ἐν ὑπομονῇ τῶν αὐτῶν παθημάτων ὧν καὶ ἡμεῖς πάσχομεν. <text:span text:style-name="T1">7</text:span> καὶ ἡ ἐλπὶς ἡμῶν βεβαία ὑπὲρ ὑμῶν, εἰδότες ὅτι ὡς κοινωνοί ἐστε τῶν παθημάτων, οὕτως καὶ τῆς παρακλήσεως. <text:span text:style-name="T1">8</text:span> Οὐ γὰρ θέλομεν ὑμᾶς ἀγνοεῖν, ἀδελφοί, ὑπὲρ τῆς θλίψεως ἡμῶν τῆς γενομένης ἐν τῇ Ἀσίᾳ, ὅτι καθ’ ὑπερβολὴν ὑπὲρ δύναμιν ἐβαρήθημεν, ὥστε ἐξαπορηθῆναι ἡμᾶς καὶ τοῦ ζῆν· <text:span text:style-name="T1">9</text:span> ἀλλὰ αὐτοὶ ἐν ἑαυτοῖς τὸ ἀπόκριμα τοῦ θανάτου ἐσχήκαμεν, ἵνα μὴ πεποιθότες ὦμεν ἐφ’ ἑαυτοῖς ἀλλ’ ἐπὶ τῷ Θεῷ τῷ ἐγείροντι τοὺς νεκρούς· <text:span text:style-name="T1">10</text:span> ὃς ἐκ τηλικούτου θανάτου ἐρρύσατο ἡμᾶς καὶ ῥύσεται, εἰς ὃν ἠλπίκαμεν ὅτι καὶ ἔτι ῥύσεται, <text:span text:style-name="T1">11</text:span> συνυπουργούντων καὶ ὑμῶν ὑπὲρ ἡμῶν τῇ δεήσει, ἵνα ἐκ πολλῶν προσώπων τὸ εἰς ἡμᾶς χάρισμα διὰ πολλῶν εὐχαριστηθῇ ὑπὲρ ἡμῶν.</text:p>
      <text:p text:style-name="Standard"><text:tab/><text:span text:style-name="T1">12</text:span> Ἡ γὰρ καύχησις ἡμῶν αὕτη ἐστίν, τὸ μαρτύριον τῆς <text:soft-page-break/>συνειδήσεως ἡμῶν, ὅτι ἐν ἁγιότητι καὶ εἰλικρινίᾳ τοῦ Θεοῦ, οὐκ ἐν σοφίᾳ σαρκικῇ ἀλλ’ ἐν χάριτι Θεοῦ, ἀνεστράφημεν ἐν τῷ κόσμῳ, περισσοτέρως δὲ πρὸς ὑμᾶς. <text:span text:style-name="T1">13</text:span> οὐ γὰρ ἄλλα γράφομεν ὑμῖν ἀλλ’ ἢ ἃ ἀναγινώσκετε ἢ καὶ ἐπιγινώσκετε, ἐλπίζω δὲ ὅτι ἕως τέλους ἐπιγνώσεσθε, <text:span text:style-name="T1">14</text:span> καθὼς καὶ ἐπέγνωτε ἡμᾶς ἀπὸ μέρους, ὅτι καύχημα ὑμῶν ἐσμεν καθάπερ καὶ ὑμεῖς ἡμῶν ἐν τῇ ἡμέρᾳ τοῦ Κυρίου ἡμῶν Ἰησοῦ.</text:p>
      <text:p text:style-name="Standard"><text:tab/><text:span text:style-name="T1">15</text:span> Καὶ ταύτῃ τῇ πεποιθήσει ἐβουλόμην πρότερον πρὸς ὑμᾶς ἐλθεῖν ἵνα δευτέραν χάριν σχῆτε, <text:span text:style-name="T1">16</text:span> καὶ δι’ ὑμῶν διελθεῖν εἰς Μακεδονίαν, καὶ πάλιν ἀπὸ Μακεδονίας ἐλθεῖν πρὸς ὑμᾶς καὶ ὑφ’ ὑμῶν προπεμφθῆναι εἰς τὴν Ἰουδαίαν. <text:span text:style-name="T1">17</text:span> τοῦτο οὖν βουλόμενος μήτι ἄρα τῇ ἐλαφρίᾳ ἐχρησάμην; ἢ ἃ βουλεύομαι κατὰ σάρκα βουλεύομαι, ἵνα ᾖ παρ’ ἐμοὶ τό Ναί ναὶ καὶ τὸ Οὔ οὔ; <text:span text:style-name="T1">18</text:span> πιστὸς δὲ ὁ Θεὸς ὅτι ὁ λόγος ἡμῶν ὁ πρὸς ὑμᾶς οὐκ ἔστιν Ναί καὶ Οὔ. <text:span text:style-name="T1">19</text:span> ὁ τοῦ Θεοῦ γὰρ Υἱὸς Χριστὸς Ἰησοῦς ὁ ἐν ὑμῖν δι’ ἡμῶν κηρυχθείς, δι’ ἐμοῦ καὶ Σιλουανοῦ καὶ Τιμοθέου, οὐκ ἐγένετο Ναί καὶ Οὔ, ἀλλὰ Ναί ἐν αὐτῷ γέγονεν. <text:span text:style-name="T1">20</text:span> ὅσαι γὰρ ἐπαγγελίαι Θεοῦ, ἐν αὐτῷ τὸ Ναί· διὸ καὶ δι’ αὐτοῦ τὸ Ἀμὴν τῷ Θεῷ πρὸς δόξαν δι’ ἡμῶν. <text:span text:style-name="T1">21</text:span> ὁ δὲ βεβαιῶν ἡμᾶς σὺν ὑμῖν εἰς Χριστὸν καὶ χρίσας ἡμᾶς Θεός, <text:span text:style-name="T1">22</text:span> ὁ καὶ σφραγισάμενος ἡμᾶς καὶ δοὺς τὸν ἀρραβῶνα τοῦ Πνεύματος ἐν ταῖς καρδίαις ἡμῶν. <text:span text:style-name="T1">23</text:span> Ἐγὼ δὲ μάρτυρα τὸν Θεὸν ἐπικαλοῦμαι ἐπὶ τὴν ἐμὴν ψυχήν, ὅτι φειδόμενος ὑμῶν οὐκέτι ἦλθον εἰς Κόρινθον. <text:span text:style-name="T1">24</text:span> οὐχ ὅτι κυριεύομεν ὑμῶν τῆς πίστεως, ἀλλὰ συνεργοί ἐσμεν τῆς χαρᾶς ὑμῶν· τῇ γὰρ πίστει ἑστήκατε.</text:p>
      <text:p text:style-name="Standard"/>
      <text:h text:style-name="Heading_20_2" text:outline-level="2">2</text:h>
      <text:p text:style-name="Standard"/>
      <text:p text:style-name="Standard"><text:span text:style-name="T1">1</text:span> ἔκρινα δὲ ἐμαυτῷ τοῦτο, τὸ μὴ πάλιν ἐν λύπῃ πρὸς ὑμᾶς ἐλθεῖν. <text:span text:style-name="T1">2</text:span> εἰ γὰρ ἐγὼ λυπῶ ὑμᾶς, καὶ τίς ὁ εὐφραίνων με εἰ μὴ ὁ λυπούμενος ἐξ ἐμοῦ; <text:span text:style-name="T1">3</text:span> καὶ ἔγραψα τοῦτο αὐτὸ ἵνα μὴ ἐλθὼν λύπην σχῶ ἀφ’ ὧν ἔδει με χαίρειν, πεποιθὼς ἐπὶ πάντας ὑμᾶς ὅτι ἡ ἐμὴ χαρὰ πάντων ὑμῶν ἐστιν. <text:span text:style-name="T1">4</text:span> ἐκ γὰρ πολλῆς θλίψεως <text:soft-page-break/>καὶ συνοχῆς καρδίας ἔγραψα ὑμῖν διὰ πολλῶν δακρύων, οὐχ ἵνα λυπηθῆτε, ἀλλὰ τὴν ἀγάπην ἵνα γνῶτε ἣν ἔχω περισσοτέρως εἰς ὑμᾶς. <text:span text:style-name="T1">5</text:span> Εἰ δέ τις λελύπηκεν, οὐκ ἐμὲ λελύπηκεν, ἀλλὰ ἀπὸ μέρους, ἵνα μὴ ἐπιβαρῶ, πάντας ὑμᾶς. <text:span text:style-name="T1">6</text:span> ἱκανὸν τῷ τοιούτῳ ἡ ἐπιτιμία αὕτη ἡ ὑπὸ τῶν πλειόνων, <text:span text:style-name="T1">7</text:span> ὥστε τοὐναντίον μᾶλλον ὑμᾶς χαρίσασθαι καὶ παρακαλέσαι, μή πως τῇ περισσοτέρᾳ λύπῃ καταποθῇ ὁ τοιοῦτος. <text:span text:style-name="T1">8</text:span> διὸ παρακαλῶ ὑμᾶς κυρῶσαι εἰς αὐτὸν ἀγάπην· <text:span text:style-name="T1">9</text:span> εἰς τοῦτο γὰρ καὶ ἔγραψα, ἵνα γνῶ τὴν δοκιμὴν ὑμῶν, εἰ εἰς πάντα ὑπήκοοί ἐστε. <text:span text:style-name="T1">10</text:span> ᾧ δέ τι χαρίζεσθε, κἀγώ· καὶ γὰρ ἐγὼ ὃ κεχάρισμαι, εἴ τι κεχάρισμαι, δι’ ὑμᾶς ἐν προσώπῳ Χριστοῦ, <text:span text:style-name="T1">11</text:span> ἵνα μὴ πλεονεκτηθῶμεν ὑπὸ τοῦ Σατανᾶ· οὐ γὰρ αὐτοῦ τὰ νοήματα ἀγνοοῦμεν. <text:span text:style-name="T1">12</text:span> Ἐλθὼν δὲ εἰς τὴν Τρῳάδα εἰς τὸ εὐαγγέλιον τοῦ Χριστοῦ, καὶ θύρας μοι ἀνεῳγμένης ἐν Κυρίῳ, <text:span text:style-name="T1">13</text:span> οὐκ ἔσχηκα ἄνεσιν τῷ πνεύματί μου τῷ μὴ εὑρεῖν με Τίτον τὸν ἀδελφόν μου, ἀλλὰ ἀποταξάμενος αὐτοῖς ἐξῆλθον εἰς Μακεδονίαν. <text:span text:style-name="T1">14</text:span> Τῷ δὲ Θεῷ χάρις τῷ πάντοτε θριαμβεύοντι ἡμᾶς ἐν τῷ Χριστῷ καὶ τὴν ὀσμὴν τῆς γνώσεως αὐτοῦ φανεροῦντι δι’ ἡμῶν ἐν παντὶ τόπῳ· <text:span text:style-name="T1">15</text:span> ὅτι Χριστοῦ εὐωδία ἐσμὲν τῷ Θεῷ ἐν τοῖς σωζομένοις καὶ ἐν τοῖς ἀπολλυμένοις, <text:span text:style-name="T1">16</text:span> οἷς μὲν ὀσμὴ ἐκ θανάτου εἰς θάνατον, οἷς δὲ ὀσμὴ ἐκ ζωῆς εἰς ζωήν. καὶ πρὸς ταῦτα τίς ἱκανός; <text:span text:style-name="T1">17</text:span> οὐ γάρ ἐσμεν ὡς οἱ πολλοὶ καπηλεύοντες τὸν λόγον τοῦ Θεοῦ, ἀλλ’ ὡς ἐξ εἰλικρινίας, ἀλλ’ ὡς ἐκ Θεοῦ κατέναντι Θεοῦ ἐν Χριστῷ λαλοῦμεν.</text:p>
      <text:p text:style-name="Standard"/>
      <text:h text:style-name="Heading_20_2" text:outline-level="2">3</text:h>
      <text:p text:style-name="Standard"/>
      <text:p text:style-name="Standard"><text:tab/><text:span text:style-name="T1">1</text:span> Ἀρχόμεθα πάλιν ἑαυτοὺς συνιστάνειν; ἢ μὴ χρῄζομεν ὥς τινες συστατικῶν ἐπιστολῶν πρὸς ὑμᾶς ἢ ἐξ ὑμῶν; <text:span text:style-name="T1">2</text:span> ἡ ἐπιστολὴ ἡμῶν ὑμεῖς ἐστε, ἐνγεγραμμένη ἐν ταῖς καρδίαις ἡμῶν, γινωσκομένη καὶ ἀναγινωσκομένη ὑπὸ πάντων ἀνθρώπων, <text:span text:style-name="T1">3</text:span> φανερούμενοι ὅτι ἐστὲ ἐπιστολὴ Χριστοῦ διακονηθεῖσα ὑφ’ ἡμῶν, <text:span text:style-name="T2">ἐνγεγραμμένη</text:span> οὐ μέλανι ἀλλὰ <text:soft-page-break/>Πνεύματι Θεοῦ ζῶντος, οὐκ ἐν <text:span text:style-name="T2">πλαξὶν λιθίναις</text:span> ἀλλ’ <text:span text:style-name="T2">ἐν πλαξὶν καρδίαις σαρκίναις</text:span>.</text:p>
      <text:p text:style-name="Standard"><text:tab/><text:span text:style-name="T1">4</text:span> Πεποίθησιν δὲ τοιαύτην ἔχομεν διὰ τοῦ Χριστοῦ πρὸς τὸν Θεόν. <text:span text:style-name="T1">5</text:span> οὐχ ὅτι ἀφ’ ἑαυτῶν ἱκανοί ἐσμεν λογίσασθαί τι ὡς ἐξ ἑαυτῶν, ἀλλ’ ἡ ἱκανότης ἡμῶν ἐκ τοῦ Θεοῦ, <text:span text:style-name="T1">6</text:span> ὃς καὶ ἱκάνωσεν ἡμᾶς διακόνους καινῆς διαθήκης, οὐ γράμματος ἀλλὰ πνεύματος· τὸ γὰρ γράμμα ἀποκτείνει, τὸ δὲ πνεῦμα ζωοποιεῖ. <text:span text:style-name="T1">7</text:span> Εἰ δὲ ἡ διακονία τοῦ θανάτου ἐν γράμμασιν ἐντετυπωμένη λίθοις ἐγενήθη ἐν δόξῃ, ὥστε μὴ δύνασθαι ἀτενίσαι τοὺς υἱοὺς Ἰσραὴλ εἰς τὸ πρόσωπον <text:span text:style-name="T2">Μωϋσέως</text:span> διὰ <text:span text:style-name="T2">τὴν δόξαν τοῦ προσώπου αὐτοῦ</text:span> τὴν καταργουμένην, <text:span text:style-name="T1">8</text:span> πῶς οὐχὶ μᾶλλον ἡ διακονία τοῦ πνεύματος ἔσται ἐν δόξῃ; <text:span text:style-name="T1">9</text:span> εἰ γὰρ ἡ διακονία τῆς κατακρίσεως δόξα, πολλῷ μᾶλλον περισσεύει ἡ διακονία τῆς δικαιοσύνης δόξῃ. <text:span text:style-name="T1">10</text:span> καὶ γὰρ οὐ <text:span text:style-name="T2">δεδόξασται τὸ δεδοξασμένον</text:span> ἐν τούτῳ τῷ μέρει εἵνεκεν τῆς ὑπερβαλλούσης δόξης. <text:span text:style-name="T1">11</text:span> εἰ γὰρ τὸ καταργούμενον διὰ δόξης, πολλῷ μᾶλλον τὸ μένον ἐν δόξῃ. <text:span text:style-name="T1">12</text:span> Ἔχοντες οὖν τοιαύτην ἐλπίδα πολλῇ παρρησίᾳ χρώμεθα, <text:span text:style-name="T1">13</text:span> καὶ οὐ καθάπερ <text:span text:style-name="T2">Μωϋσῆς ἐτίθει κάλυμμα ἐπὶ τὸ πρόσωπον αὐτοῦ</text:span>, πρὸς τὸ μὴ ἀτενίσαι τοὺς υἱοὺς Ἰσραὴλ εἰς τὸ τέλος τοῦ καταργουμένου. <text:span text:style-name="T1">14</text:span> ἀλλὰ ἐπωρώθη τὰ νοήματα αὐτῶν. ἄχρι γὰρ τῆς σήμερον ἡμέρας τὸ αὐτὸ κάλυμμα ἐπὶ τῇ ἀναγνώσει τῆς παλαιᾶς διαθήκης μένει, μὴ ἀνακαλυπτόμενον, ὅτι ἐν Χριστῷ καταργεῖται· <text:span text:style-name="T1">15</text:span> ἀλλ’ ἕως σήμερον ἡνίκα ἂν ἀναγινώσκηται Μωϋσῆς κάλυμμα ἐπὶ τὴν καρδίαν αὐτῶν κεῖται· <text:span text:style-name="T1">16</text:span> <text:span text:style-name="T2">ἡνίκα δὲ ἐὰν ἐπιστρέψῃ πρὸς Κύριον, περιαιρεῖται τὸ κάλυμμα</text:span>. <text:span text:style-name="T1">17</text:span> ὁ δὲ Κύριος τὸ Πνεῦμά ἐστιν· οὗ δὲ τὸ Πνεῦμα Κυρίου, ἐλευθερία. <text:span text:style-name="T1">18</text:span> ἡμεῖς δὲ πάντες ἀνακεκαλυμμένῳ προσώπῳ <text:span text:style-name="T2">τὴν δόξαν Κυρίου</text:span> κατοπτριζόμενοι τὴν αὐτὴν εἰκόνα μεταμορφούμεθα ἀπὸ δόξης εἰς δόξαν, καθάπερ ἀπὸ Κυρίου Πνεύματος.</text:p>
      <text:p text:style-name="Standard"/>
      <text:h text:style-name="Heading_20_2" text:outline-level="2">4</text:h>
      <text:p text:style-name="Standard"/>
      <text:p text:style-name="Standard"><text:span text:style-name="T1">1</text:span> Διὰ τοῦτο, ἔχοντες τὴν διακονίαν ταύτην, καθὼς <text:soft-page-break/>ἠλεήθημεν, οὐκ ἐγκακοῦμεν, <text:span text:style-name="T1">2</text:span> ἀλλὰ ἀπειπάμεθα τὰ κρυπτὰ τῆς αἰσχύνης, μὴ περιπατοῦντες ἐν πανουργίᾳ μηδὲ δολοῦντες τὸν λόγον τοῦ Θεοῦ, ἀλλὰ τῇ φανερώσει τῆς ἀληθείας συνιστάνοντες ἑαυτοὺς πρὸς πᾶσαν συνείδησιν ἀνθρώπων ἐνώπιον τοῦ Θεοῦ. <text:span text:style-name="T1">3</text:span> εἰ δὲ καὶ ἔστιν κεκαλυμμένον τὸ εὐαγγέλιον ἡμῶν, ἐν τοῖς ἀπολλυμένοις ἐστὶν κεκαλυμμένον, <text:span text:style-name="T1">4</text:span> ἐν οἷς ὁ θεὸς τοῦ αἰῶνος τούτου ἐτύφλωσεν τὰ νοήματα τῶν ἀπίστων εἰς τὸ μὴ αὐγάσαι τὸν φωτισμὸν τοῦ εὐαγγελίου τῆς δόξης τοῦ Χριστοῦ, ὅς ἐστιν εἰκὼν τοῦ Θεοῦ. <text:span text:style-name="T1">5</text:span> οὐ γὰρ ἑαυτοὺς κηρύσσομεν ἀλλὰ Χριστὸν Ἰησοῦν Κύριον, ἑαυτοὺς δὲ δούλους ὑμῶν διὰ Ἰησοῦν. <text:span text:style-name="T1">6</text:span> ὅτι ὁ Θεὸς ὁ εἰπών Ἐκ σκότους φῶς λάμψει, ὃς ἔλαμψεν ἐν ταῖς καρδίαις ἡμῶν πρὸς φωτισμὸν τῆς γνώσεως τῆς δόξης τοῦ Θεοῦ ἐν προσώπῳ Χριστοῦ.</text:p>
      <text:p text:style-name="Standard"><text:tab/><text:span text:style-name="T1">7</text:span> Ἔχομεν δὲ τὸν θησαυρὸν τοῦτον ἐν ὀστρακίνοις σκεύεσιν, ἵνα ἡ ὑπερβολὴ τῆς δυνάμεως ᾖ τοῦ Θεοῦ καὶ μὴ ἐξ ἡμῶν· <text:span text:style-name="T1">8</text:span> ἐν παντὶ θλιβόμενοι ἀλλ’ οὐ στενοχωρούμενοι, ἀπορούμενοι ἀλλ’ οὐκ ἐξαπορούμενοι, <text:span text:style-name="T1">9</text:span> διωκόμενοι ἀλλ’ οὐκ ἐγκαταλειπόμενοι, καταβαλλόμενοι ἀλλ’ οὐκ ἀπολλύμενοι, <text:span text:style-name="T1">10</text:span> πάντοτε τὴν νέκρωσιν τοῦ Ἰησοῦ ἐν τῷ σώματι περιφέροντες, ἵνα καὶ ἡ ζωὴ τοῦ Ἰησοῦ ἐν τῷ σώματι ἡμῶν φανερωθῇ· <text:span text:style-name="T1">11</text:span> ἀεὶ γὰρ ἡμεῖς οἱ ζῶντες εἰς θάνατον παραδιδόμεθα διὰ Ἰησοῦν, ἵνα καὶ ἡ ζωὴ τοῦ Ἰησοῦ φανερωθῇ ἐν τῇ θνητῇ σαρκὶ ἡμῶν. <text:span text:style-name="T1">12</text:span> ὥστε ὁ θάνατος ἐν ἡμῖν ἐνεργεῖται, ἡ δὲ ζωὴ ἐν ὑμῖν. <text:span text:style-name="T1">13</text:span> ἔχοντες δὲ τὸ αὐτὸ πνεῦμα τῆς πίστεως, κατὰ τὸ γεγραμμένον <text:span text:style-name="T2">Ἐπίστευσα, διὸ ἐλάλησα</text:span>, καὶ ἡμεῖς πιστεύομεν, διὸ καὶ λαλοῦμεν, <text:span text:style-name="T1">14</text:span> εἰδότες ὅτι ὁ ἐγείρας τὸν Κύριον Ἰησοῦν καὶ ἡμᾶς σὺν Ἰησοῦ ἐγερεῖ καὶ παραστήσει σὺν ὑμῖν. <text:span text:style-name="T1">15</text:span> τὰ γὰρ πάντα δι’ ὑμᾶς, ἵνα ἡ χάρις πλεονάσασα διὰ τῶν πλειόνων τὴν εὐχαριστίαν περισσεύσῃ εἰς τὴν δόξαν τοῦ Θεοῦ. <text:span text:style-name="T1">16</text:span> Διὸ οὐκ ἐγκακοῦμεν, ἀλλ’ εἰ καὶ ὁ ἔξω ἡμῶν ἄνθρωπος διαφθείρεται, ἀλλ’ ὁ ἔσω ἡμῶν ἀνακαινοῦται ἡμέρᾳ καὶ ἡμέρᾳ. <text:span text:style-name="T1">17</text:span> τὸ γὰρ παραυτίκα ἐλαφρὸν τῆς θλίψεως καθ’ ὑπερβολὴν εἰς ὑπερβολὴν αἰώνιον βάρος δόξης κατεργάζεται ἡμῖν, <text:span text:style-name="T1">18</text:span> μὴ σκοπούντων ἡμῶν τὰ βλεπόμενα ἀλλὰ τὰ μὴ βλεπόμενα· τὰ <text:soft-page-break/>γὰρ βλεπόμενα πρόσκαιρα, τὰ δὲ μὴ βλεπόμενα αἰώνια.</text:p>
      <text:p text:style-name="Standard"/>
      <text:h text:style-name="Heading_20_2" text:outline-level="2">5</text:h>
      <text:p text:style-name="Standard"/>
      <text:p text:style-name="Standard"><text:span text:style-name="T1">1</text:span> οἴδαμεν γὰρ ὅτι ἐὰν ἡ ἐπίγειος ἡμῶν οἰκία τοῦ σκήνους καταλυθῇ, οἰκοδομὴν ἐκ Θεοῦ ἔχομεν, οἰκίαν ἀχειροποίητον αἰώνιον ἐν τοῖς οὐρανοῖς. <text:span text:style-name="T1">2</text:span> καὶ γὰρ ἐν τούτῳ στενάζομεν, τὸ οἰκητήριον ἡμῶν τὸ ἐξ οὐρανοῦ ἐπενδύσασθαι ἐπιποθοῦντες, <text:span text:style-name="T1">3</text:span> εἴ γε καὶ ἐνδυσάμενοι οὐ γυμνοὶ εὑρεθησόμεθα. <text:span text:style-name="T1">4</text:span> καὶ γὰρ οἱ ὄντες ἐν τῷ σκήνει στενάζομεν βαρούμενοι ἐφ’ ᾧ οὐ θέλομεν ἐκδύσασθαι ἀλλ’ ἐπενδύσασθαι, ἵνα καταποθῇ τὸ θνητὸν ὑπὸ τῆς ζωῆς. <text:span text:style-name="T1">5</text:span> ὁ δὲ κατεργασάμενος ἡμᾶς εἰς αὐτὸ τοῦτο Θεός, ὁ δοὺς ἡμῖν τὸν ἀρραβῶνα τοῦ Πνεύματος. <text:span text:style-name="T1">6</text:span> Θαρροῦντες οὖν πάντοτε καὶ εἰδότες ὅτι ἐνδημοῦντες ἐν τῷ σώματι ἐκδημοῦμεν ἀπὸ τοῦ Κυρίου· <text:span text:style-name="T1">7</text:span> διὰ πίστεως γὰρ περιπατοῦμεν, οὐ διὰ εἴδους· <text:span text:style-name="T1">8</text:span> θαρροῦμεν δὲ καὶ εὐδοκοῦμεν μᾶλλον ἐκδημῆσαι ἐκ τοῦ σώματος καὶ ἐνδημῆσαι πρὸς τὸν Κύριον. <text:span text:style-name="T1">9</text:span> διὸ καὶ φιλοτιμούμεθα, εἴτε ἐνδημοῦντες εἴτε ἐκδημοῦντες, εὐάρεστοι αὐτῷ εἶναι. <text:span text:style-name="T1">10</text:span> τοὺς γὰρ πάντας ἡμᾶς φανερωθῆναι δεῖ ἔμπροσθεν τοῦ βήματος τοῦ Χριστοῦ, ἵνα κομίσηται ἕκαστος τὰ διὰ τοῦ σώματος πρὸς ἃ ἔπραξεν, εἴτε ἀγαθὸν εἴτε φαῦλον.</text:p>
      <text:p text:style-name="Standard"><text:tab/><text:span text:style-name="T1">11</text:span> Εἰδότες οὖν τὸν φόβον τοῦ Κυρίου ἀνθρώπους πείθομεν, Θεῷ δὲ πεφανερώμεθα· ἐλπίζω δὲ καὶ ἐν ταῖς συνειδήσεσιν ὑμῶν πεφανερῶσθαι. <text:span text:style-name="T1">12</text:span> οὐ πάλιν ἑαυτοὺς συνιστάνομεν ὑμῖν, ἀλλὰ ἀφορμὴν διδόντες ὑμῖν καυχήματος ὑπὲρ ἡμῶν, ἵνα ἔχητε πρὸς τοὺς ἐν προσώπῳ καυχωμένους καὶ μὴ ἐν καρδίᾳ. <text:span text:style-name="T1">13</text:span> εἴτε γὰρ ἐξέστημεν, Θεῷ· εἴτε σωφρονοῦμεν, ὑμῖν. <text:span text:style-name="T1">14</text:span> ἡ γὰρ ἀγάπη τοῦ Χριστοῦ συνέχει ἡμᾶς, κρίναντας τοῦτο, ὅτι εἷς ὑπὲρ πάντων ἀπέθανεν· ἄρα οἱ πάντες ἀπέθανον· <text:span text:style-name="T1">15</text:span> καὶ ὑπὲρ πάντων ἀπέθανεν ἵνα οἱ ζῶντες μηκέτι ἑαυτοῖς ζῶσιν ἀλλὰ τῷ ὑπὲρ αὐτῶν ἀποθανόντι καὶ ἐγερθέντι. <text:span text:style-name="T1">16</text:span> Ὥστε ἡμεῖς ἀπὸ τοῦ νῦν οὐδένα οἴδαμεν κατὰ σάρκα· εἰ καὶ ἐγνώκαμεν κατὰ σάρκα Χριστόν, ἀλλὰ νῦν <text:soft-page-break/>οὐκέτι γινώσκομεν. <text:span text:style-name="T1">17</text:span> ὥστε εἴ τις ἐν Χριστῷ, καινὴ κτίσις· τὰ ἀρχαῖα παρῆλθεν, ἰδοὺ γέγονεν καινά. <text:span text:style-name="T1">18</text:span> τὰ δὲ πάντα ἐκ τοῦ Θεοῦ τοῦ καταλλάξαντος ἡμᾶς ἑαυτῷ διὰ Χριστοῦ καὶ δόντος ἡμῖν τὴν διακονίαν τῆς καταλλαγῆς, <text:span text:style-name="T1">19</text:span> ὡς ὅτι Θεὸς ἦν ἐν Χριστῷ κόσμον καταλλάσσων ἑαυτῷ, μὴ λογιζόμενος αὐτοῖς τὰ παραπτώματα αὐτῶν, καὶ θέμενος ἐν ἡμῖν τὸν λόγον τῆς καταλλαγῆς. <text:span text:style-name="T1">20</text:span> Ὑπὲρ Χριστοῦ οὖν πρεσβεύομεν ὡς τοῦ Θεοῦ παρακαλοῦντος δι’ ἡμῶν· δεόμεθα ὑπὲρ Χριστοῦ, καταλλάγητε τῷ Θεῷ. <text:span text:style-name="T1">21</text:span> τὸν μὴ γνόντα ἁμαρτίαν ὑπὲρ ἡμῶν ἁμαρτίαν ἐποίησεν, ἵνα ἡμεῖς γενώμεθα δικαιοσύνη Θεοῦ ἐν αὐτῷ.</text:p>
      <text:p text:style-name="Standard"/>
      <text:h text:style-name="Heading_20_2" text:outline-level="2">6</text:h>
      <text:p text:style-name="Standard"/>
      <text:p text:style-name="Standard"><text:span text:style-name="T1">1</text:span> Συνεργοῦντες δὲ καὶ παρακαλοῦμεν μὴ εἰς κενὸν τὴν χάριν τοῦ Θεοῦ δέξασθαι ὑμᾶς· <text:span text:style-name="T1">2</text:span> —λέγει γάρ </text:p>
      <text:p text:style-name="Standard"><text:tab/><text:span text:style-name="T2">Καιρῷ δεκτῷ ἐπήκουσά σου </text:span></text:p>
      <text:p text:style-name="P1"><text:tab/>καὶ ἐν ἡμέρᾳ σωτηρίας ἐβοήθησά σοι· </text:p>
      <text:p text:style-name="Standard">ἰδοὺ νῦν <text:span text:style-name="T2">καιρὸς εὐπρόσδεκτος</text:span>, ἰδοὺ νῦν <text:span text:style-name="T2">ἡμέρα σωτηρίας</text:span>·— <text:span text:style-name="T1">3</text:span> μηδεμίαν ἐν μηδενὶ διδόντες προσκοπήν, ἵνα μὴ μωμηθῇ ἡ διακονία, <text:span text:style-name="T1">4</text:span> ἀλλ’ ἐν παντὶ συνιστάνοντες ἑαυτοὺς ὡς Θεοῦ διάκονοι, ἐν ὑπομονῇ πολλῇ, ἐν θλίψεσιν, ἐν ἀνάγκαις, ἐν στενοχωρίαις, <text:span text:style-name="T1">5</text:span> ἐν πληγαῖς, ἐν φυλακαῖς, ἐν ἀκαταστασίαις, ἐν κόποις, ἐν ἀγρυπνίαις, ἐν νηστείαις, <text:span text:style-name="T1">6</text:span> ἐν ἁγνότητι, ἐν γνώσει, ἐν μακροθυμίᾳ, ἐν χρηστότητι, ἐν Πνεύματι Ἁγίῳ, ἐν ἀγάπῃ ἀνυποκρίτῳ, <text:span text:style-name="T1">7</text:span> ἐν λόγῳ ἀληθείας, ἐν δυνάμει Θεοῦ· διὰ τῶν ὅπλων τῆς δικαιοσύνης τῶν δεξιῶν καὶ ἀριστερῶν, <text:span text:style-name="T1">8</text:span> διὰ δόξης καὶ ἀτιμίας, διὰ δυσφημίας καὶ εὐφημίας· ὡς πλάνοι καὶ ἀληθεῖς, <text:span text:style-name="T1">9</text:span> ὡς ἀγνοούμενοι καὶ ἐπιγινωσκόμενοι, <text:span text:style-name="T2">ὡς ἀποθνήσκοντες</text:span> καὶ ἰδοὺ <text:span text:style-name="T2">ζῶμεν</text:span>, ὡς <text:span text:style-name="T2">παιδευόμενοι καὶ μὴ θανατούμενοι</text:span>, <text:span text:style-name="T1">10</text:span> ὡς λυπούμενοι ἀεὶ δὲ χαίροντες, ὡς πτωχοὶ πολλοὺς δὲ πλουτίζοντες, ὡς μηδὲν ἔχοντες καὶ πάντα κατέχοντες.</text:p>
      <text:p text:style-name="Standard"><text:tab/><text:span text:style-name="T1">11</text:span> Τὸ στόμα ἡμῶν ἀνέῳγεν πρὸς ὑμᾶς, Κορίνθιοι, <text:span text:style-name="T2">ἡ καρδία</text:span> ἡμῶν <text:span text:style-name="T2">πεπλάτυνται</text:span>· <text:span text:style-name="T1">12</text:span> οὐ στενοχωρεῖσθε ἐν ἡμῖν, <text:soft-page-break/>στενοχωρεῖσθε δὲ ἐν τοῖς σπλάγχνοις ὑμῶν· <text:span text:style-name="T1">13</text:span> τὴν δὲ αὐτὴν ἀντιμισθίαν, ὡς τέκνοις λέγω, πλατύνθητε καὶ ὑμεῖς. <text:span text:style-name="T1">14</text:span> Μὴ γίνεσθε ἑτεροζυγοῦντες ἀπίστοις· τίς γὰρ μετοχὴ δικαιοσύνῃ καὶ ἀνομίᾳ, ἢ τίς κοινωνία φωτὶ πρὸς σκότος; <text:span text:style-name="T1">15</text:span> τίς δὲ συμφώνησις Χριστοῦ πρὸς Βελιάρ, ἢ τίς μερὶς πιστῷ μετὰ ἀπίστου; <text:span text:style-name="T1">16</text:span> τίς δὲ συνκατάθεσις ναῷ Θεοῦ μετὰ εἰδώλων; ἡμεῖς γὰρ ναὸς Θεοῦ ἐσμεν ζῶντος· καθὼς εἶπεν ὁ Θεὸς ὅτι </text:p>
      <text:p text:style-name="Standard"><text:tab/><text:span text:style-name="T2">Ἐνοικήσω ἐν αὐτοῖς καὶ ἐνπεριπατήσω, καὶ ἔσομαι αὐτῶν Θεός, καὶ αὐτοὶ ἔσονταί μου λαός.</text:span></text:p>
      <text:p text:style-name="Standard"><text:tab/><text:span text:style-name="T1">17</text:span> διὸ <text:span text:style-name="T2">ἐξέλθατε ἐκ μέσου αὐτῶν, </text:span></text:p>
      <text:p text:style-name="Standard"><text:span text:style-name="T2"><text:tab/>καὶ ἀφορίσθητε, λέγει Κύριος</text:span>, </text:p>
      <text:p text:style-name="Standard"><text:tab/>καὶ <text:span text:style-name="T2">ἀκαθάρτου μὴ ἅπτεσθε· κἀγὼ εἰσδέξομαι ὑμᾶς</text:span>,</text:p>
      <text:p text:style-name="Standard"><text:span text:style-name="T1"><text:tab/>18</text:span> καὶ <text:span text:style-name="T2">ἔσομαι</text:span> ὑμῖν εἰς <text:span text:style-name="T2">Πατέρα</text:span>, </text:p>
      <text:p text:style-name="Standard"><text:tab/>καὶ ὑμεῖς ἔσεσθέ <text:span text:style-name="T2">μοι εἰς υἱοὺς καὶ θυγατέρας, λέγει Κύριος Παντοκράτωρ</text:span>.</text:p>
      <text:p text:style-name="Standard"/>
      <text:h text:style-name="Heading_20_2" text:outline-level="2">7</text:h>
      <text:p text:style-name="Standard"/>
      <text:p text:style-name="Standard"><text:span text:style-name="T1">1</text:span> ταύτας οὖν ἔχοντες τὰς ἐπαγγελίας, ἀγαπητοί, καθαρίσωμεν ἑαυτοὺς ἀπὸ παντὸς μολυσμοῦ σαρκὸς καὶ πνεύματος, ἐπιτελοῦντες ἁγιωσύνην ἐν φόβῳ Θεοῦ.</text:p>
      <text:p text:style-name="Standard"><text:tab/><text:span text:style-name="T1">2</text:span> Χωρήσατε ἡμᾶς· οὐδένα ἠδικήσαμεν, οὐδένα ἐφθείραμεν, οὐδένα ἐπλεονεκτήσαμεν. <text:span text:style-name="T1">3</text:span> πρὸς κατάκρισιν οὐ λέγω· προείρηκα γὰρ ὅτι ἐν ταῖς καρδίαις ἡμῶν ἐστε εἰς τὸ συναποθανεῖν καὶ συνζῆν. <text:span text:style-name="T1">4</text:span> πολλή μοι παρρησία πρὸς ὑμᾶς, πολλή μοι καύχησις ὑπὲρ ὑμῶν· πεπλήρωμαι τῇ παρακλήσει, ὑπερπερισσεύομαι τῇ χαρᾷ ἐπὶ πάσῃ τῇ θλίψει ἡμῶν. <text:span text:style-name="T1">5</text:span> Καὶ γὰρ ἐλθόντων ἡμῶν εἰς Μακεδονίαν οὐδεμίαν ἔσχηκεν ἄνεσιν ἡ σὰρξ ἡμῶν, ἀλλ’ ἐν παντὶ θλιβόμενοι· ἔξωθεν μάχαι, ἔσωθεν φόβοι. <text:span text:style-name="T1">6</text:span> ἀλλ’ ὁ παρακαλῶν τοὺς ταπεινοὺς παρεκάλεσεν ἡμᾶς ὁ Θεὸς ἐν τῇ παρουσίᾳ Τίτου· <text:span text:style-name="T1">7</text:span> οὐ μόνον δὲ ἐν τῇ παρουσίᾳ αὐτοῦ, ἀλλὰ καὶ ἐν τῇ παρακλήσει ᾗ παρεκλήθη ἐφ’ ὑμῖν, ἀναγγέλλων ἡμῖν τὴν ὑμῶν ἐπιπόθησιν, τὸν ὑμῶν ὀδυρμόν, τὸν ὑμῶν ζῆλον ὑπὲρ ἐμοῦ, ὥστε με μᾶλλον χαρῆναι. <text:span text:style-name="T1">8</text:span> ὅτι εἰ <text:soft-page-break/>καὶ ἐλύπησα ὑμᾶς ἐν τῇ ἐπιστολῇ, οὐ μεταμέλομαι· εἰ καὶ μετεμελόμην, βλέπω ὅτι ἡ ἐπιστολὴ ἐκείνη εἰ καὶ πρὸς ὥραν ἐλύπησεν ὑμᾶς, <text:span text:style-name="T1">9</text:span> νῦν χαίρω, οὐχ ὅτι ἐλυπήθητε, ἀλλ’ ὅτι ἐλυπήθητε εἰς μετάνοιαν· ἐλυπήθητε γὰρ κατὰ Θεόν, ἵνα ἐν μηδενὶ ζημιωθῆτε ἐξ ἡμῶν. <text:span text:style-name="T1">10</text:span> ἡ γὰρ κατὰ Θεὸν λύπη μετάνοιαν εἰς σωτηρίαν ἀμεταμέλητον ἐργάζεται· ἡ δὲ τοῦ κόσμου λύπη θάνατον κατεργάζεται. <text:span text:style-name="T1">11</text:span> ἰδοὺ γὰρ αὐτὸ τοῦτο τὸ κατὰ Θεὸν λυπηθῆναι πόσην κατειργάσατο ὑμῖν σπουδήν, ἀλλὰ ἀπολογίαν, ἀλλὰ ἀγανάκτησιν, ἀλλὰ φόβον, ἀλλὰ ἐπιπόθησιν, ἀλλὰ ζῆλον, ἀλλὰ ἐκδίκησιν. ἐν παντὶ συνεστήσατε ἑαυτοὺς ἁγνοὺς εἶναι τῷ πράγματι. <text:span text:style-name="T1">12</text:span> ἄρα εἰ καὶ ἔγραψα ὑμῖν, οὐχ ἕνεκεν τοῦ ἀδικήσαντος οὐδὲ ἕνεκεν τοῦ ἀδικηθέντος, ἀλλ’ ἕνεκεν τοῦ φανερωθῆναι τὴν σπουδὴν ὑμῶν τὴν ὑπὲρ ἡμῶν πρὸς ὑμᾶς ἐνώπιον τοῦ Θεοῦ. <text:span text:style-name="T1">13</text:span> διὰ τοῦτο παρακεκλήμεθα. Ἐπὶ δὲ τῇ παρακλήσει ἡμῶν περισσοτέρως μᾶλλον ἐχάρημεν ἐπὶ τῇ χαρᾷ Τίτου, ὅτι ἀναπέπαυται τὸ πνεῦμα αὐτοῦ ἀπὸ πάντων ὑμῶν· <text:span text:style-name="T1">14</text:span> ὅτι εἴ τι αὐτῷ ὑπὲρ ὑμῶν κεκαύχημαι, οὐ κατῃσχύνθην, ἀλλ’ ὡς πάντα ἐν ἀληθείᾳ ἐλαλήσαμεν ὑμῖν, οὕτως καὶ ἡ καύχησις ἡμῶν ἐπὶ Τίτου ἀλήθεια ἐγενήθη. <text:span text:style-name="T1">15</text:span> καὶ τὰ σπλάγχνα αὐτοῦ περισσοτέρως εἰς ὑμᾶς ἐστιν ἀναμιμνῃσκομένου τὴν πάντων ὑμῶν ὑπακοήν, ὡς μετὰ φόβου καὶ τρόμου ἐδέξασθε αὐτόν. <text:span text:style-name="T1">16</text:span> χαίρω ὅτι ἐν παντὶ θαρρῶ ἐν ὑμῖν.</text:p>
      <text:p text:style-name="Standard"/>
      <text:h text:style-name="Heading_20_2" text:outline-level="2">8</text:h>
      <text:p text:style-name="Standard"/>
      <text:p text:style-name="Standard"><text:tab/><text:span text:style-name="T1">1</text:span> Γνωρίζομεν δὲ ὑμῖν, ἀδελφοί, τὴν χάριν τοῦ Θεοῦ τὴν δεδομένην ἐν ταῖς ἐκκλησίαις τῆς Μακεδονίας, <text:span text:style-name="T1">2</text:span> ὅτι ἐν πολλῇ δοκιμῇ θλίψεως ἡ περισσεία τῆς χαρᾶς αὐτῶν καὶ ἡ κατὰ βάθους πτωχεία αὐτῶν ἐπερίσσευσεν εἰς τὸ πλοῦτος τῆς ἁπλότητος αὐτῶν· <text:span text:style-name="T1">3</text:span> ὅτι κατὰ δύναμιν, μαρτυρῶ, καὶ παρὰ δύναμιν, αὐθαίρετοι <text:span text:style-name="T1">4</text:span> μετὰ πολλῆς παρακλήσεως δεόμενοι ἡμῶν, τὴν χάριν καὶ τὴν κοινωνίαν τῆς διακονίας τῆς εἰς τοὺς ἁγίους, <text:span text:style-name="T1">5</text:span> καὶ οὐ καθὼς ἠλπίσαμεν, ἀλλὰ ἑαυτοὺς ἔδωκαν <text:soft-page-break/>πρῶτον τῷ Κυρίῳ καὶ ἡμῖν διὰ θελήματος Θεοῦ, <text:span text:style-name="T1">6</text:span> εἰς τὸ παρακαλέσαι ἡμᾶς Τίτον, ἵνα καθὼς προενήρξατο οὕτως καὶ ἐπιτελέσῃ εἰς ὑμᾶς καὶ τὴν χάριν ταύτην. <text:span text:style-name="T1">7</text:span> ἀλλ’ ὥσπερ ἐν παντὶ περισσεύετε, πίστει καὶ λόγῳ καὶ γνώσει καὶ πάσῃ σπουδῇ καὶ τῇ ἐξ ἡμῶν ἐν ὑμῖν ἀγάπῃ, ἵνα καὶ ἐν ταύτῃ τῇ χάριτι περισσεύητε. <text:span text:style-name="T1">8</text:span> Οὐ κατ’ ἐπιταγὴν λέγω ἀλλὰ διὰ τῆς ἑτέρων σπουδῆς καὶ τὸ τῆς ὑμετέρας ἀγάπης γνήσιον δοκιμάζων· <text:span text:style-name="T1">9</text:span> γινώσκετε γὰρ τὴν χάριν τοῦ Κυρίου ἡμῶν Ἰησοῦ Χριστοῦ, ὅτι δι’ ὑμᾶς ἐπτώχευσεν πλούσιος ὤν, ἵνα ὑμεῖς τῇ ἐκείνου πτωχείᾳ πλουτήσητε. <text:span text:style-name="T1">10</text:span> καὶ γνώμην ἐν τούτῳ δίδωμι· τοῦτο γὰρ ὑμῖν συμφέρει, οἵτινες οὐ μόνον τὸ ποιῆσαι ἀλλὰ καὶ τὸ θέλειν προενήρξασθε ἀπὸ πέρυσι· <text:span text:style-name="T1">11</text:span> νυνὶ δὲ καὶ τὸ ποιῆσαι ἐπιτελέσατε, ὅπως καθάπερ ἡ προθυμία τοῦ θέλειν, οὕτως καὶ τὸ ἐπιτελέσαι ἐκ τοῦ ἔχειν. <text:span text:style-name="T1">12</text:span> εἰ γὰρ ἡ προθυμία πρόκειται, καθὸ ἐὰν ἔχῃ εὐπρόσδεκτος, οὐ καθὸ οὐκ ἔχει. <text:span text:style-name="T1">13</text:span> οὐ γὰρ ἵνα ἄλλοις ἄνεσις, ὑμῖν θλῖψις· ἀλλ’ ἐξ ἰσότητος <text:span text:style-name="T1">14</text:span> ἐν τῷ νῦν καιρῷ τὸ ὑμῶν περίσσευμα εἰς τὸ ἐκείνων ὑστέρημα, ἵνα καὶ τὸ ἐκείνων περίσσευμα γένηται εἰς τὸ ὑμῶν ὑστέρημα, ὅπως γένηται ἰσότης, <text:span text:style-name="T1">15</text:span> καθὼς γέγραπται <text:span text:style-name="T2">Ὁ τὸ πολὺ οὐκ ἐπλεόνασεν, καὶ ὁ τὸ ὀλίγον οὐκ ἠλαττόνησεν</text:span>. <text:span text:style-name="T1">16</text:span> Χάρις δὲ τῷ Θεῷ τῷ διδόντι τὴν αὐτὴν σπουδὴν ὑπὲρ ὑμῶν ἐν τῇ καρδίᾳ Τίτου, <text:span text:style-name="T1">17</text:span> ὅτι τὴν μὲν παράκλησιν ἐδέξατο, σπουδαιότερος δὲ ὑπάρχων αὐθαίρετος ἐξῆλθεν πρὸς ὑμᾶς. <text:span text:style-name="T1">18</text:span> συνεπέμψαμεν δὲ μετ’ αὐτοῦ τὸν ἀδελφὸν οὗ ὁ ἔπαινος ἐν τῷ εὐαγγελίῳ διὰ πασῶν τῶν ἐκκλησιῶν, <text:span text:style-name="T1">19</text:span> οὐ μόνον δὲ ἀλλὰ καὶ χειροτονηθεὶς ὑπὸ τῶν ἐκκλησιῶν συνέκδημος ἡμῶν ἐν τῇ χάριτι ταύτῃ τῇ διακονουμένῃ ὑφ’ ἡμῶν πρὸς τὴν αὐτοῦ τοῦ Κυρίου δόξαν καὶ προθυμίαν ἡμῶν, <text:span text:style-name="T1">20</text:span> στελλόμενοι τοῦτο, μή τις ἡμᾶς μωμήσηται ἐν τῇ ἁδρότητι ταύτῃ τῇ διακονουμένῃ ὑφ’ ἡμῶν· <text:span text:style-name="T1">21</text:span> <text:span text:style-name="T2">προνοοῦμεν</text:span> γὰρ <text:span text:style-name="T2">καλὰ</text:span> οὐ μόνον <text:span text:style-name="T2">ἐνώπιον Κυρίου</text:span> ἀλλὰ <text:span text:style-name="T2">καὶ</text:span> ἐνώπιον <text:span text:style-name="T2">ἀνθρώπων</text:span>. <text:span text:style-name="T1">22</text:span> συνεπέμψαμεν δὲ αὐτοῖς τὸν ἀδελφὸν ἡμῶν, ὃν ἐδοκιμάσαμεν ἐν πολλοῖς πολλάκις σπουδαῖον ὄντα, νυνὶ δὲ πολὺ σπουδαιότερον πεποιθήσει πολλῇ τῇ εἰς ὑμᾶς. <text:span text:style-name="T1">23</text:span> εἴτε ὑπὲρ Τίτου, κοινωνὸς ἐμὸς καὶ εἰς ὑμᾶς συνεργός· εἴτε ἀδελφοὶ <text:soft-page-break/>ἡμῶν, ἀπόστολοι ἐκκλησιῶν, δόξα Χριστοῦ. <text:span text:style-name="T1">24</text:span> τὴν οὖν ἔνδειξιν τῆς ἀγάπης ὑμῶν καὶ ἡμῶν καυχήσεως ὑπὲρ ὑμῶν εἰς αὐτοὺς ἐνδεικνύμενοι εἰς πρόσωπον τῶν ἐκκλησιῶν.</text:p>
      <text:p text:style-name="Standard"/>
      <text:h text:style-name="Heading_20_2" text:outline-level="2">9</text:h>
      <text:p text:style-name="Standard"/>
      <text:p text:style-name="Standard"><text:span text:style-name="T1">1</text:span> Περὶ μὲν γὰρ τῆς διακονίας τῆς εἰς τοὺς ἁγίους περισσόν μοί ἐστιν τὸ γράφειν ὑμῖν· <text:span text:style-name="T1">2</text:span> οἶδα γὰρ τὴν προθυμίαν ὑμῶν ἣν ὑπὲρ ὑμῶν καυχῶμαι Μακεδόσιν ὅτι Ἀχαΐα παρεσκεύασται ἀπὸ πέρυσι, καὶ τὸ ὑμῶν ζῆλος ἠρέθισεν τοὺς πλείονας. <text:span text:style-name="T1">3</text:span> ἔπεμψα δὲ τοὺς ἀδελφούς, ἵνα μὴ τὸ καύχημα ἡμῶν τὸ ὑπὲρ ὑμῶν κενωθῇ ἐν τῷ μέρει τούτῳ, ἵνα καθὼς ἔλεγον παρεσκευασμένοι ἦτε, <text:span text:style-name="T1">4</text:span> μή πως ἐὰν ἔλθωσιν σὺν ἐμοὶ Μακεδόνες καὶ εὕρωσιν ὑμᾶς ἀπαρασκευάστους καταισχυνθῶμεν ἡμεῖς, ἵνα μὴ λέγωμεν ὑμεῖς, ἐν τῇ ὑποστάσει ταύτῃ. <text:span text:style-name="T1">5</text:span> ἀναγκαῖον οὖν ἡγησάμην παρακαλέσαι τοὺς ἀδελφοὺς ἵνα προέλθωσιν εἰς ὑμᾶς καὶ προκαταρτίσωσιν τὴν προεπηγγελμένην εὐλογίαν ὑμῶν, ταύτην ἑτοίμην εἶναι οὕτως ὡς εὐλογίαν καὶ μὴ ὡς πλεονεξίαν. <text:span text:style-name="T1">6</text:span> Τοῦτο δέ, ὁ σπείρων φειδομένως φειδομένως καὶ θερίσει, καὶ ὁ σπείρων ἐπ’ εὐλογίαις ἐπ’ εὐλογίαις καὶ θερίσει. <text:span text:style-name="T1">7</text:span> ἕκαστος καθὼς προῄρηται τῇ καρδίᾳ, μὴ ἐκ λύπης ἢ ἐξ ἀνάγκης· <text:span text:style-name="T2">ἱλαρὸν</text:span> γὰρ <text:span text:style-name="T2">δότην</text:span> ἀγαπᾷ <text:span text:style-name="T2">ὁ Θεός</text:span>. <text:span text:style-name="T1">8</text:span> δυνατεῖ δὲ ὁ Θεὸς πᾶσαν χάριν περισσεῦσαι εἰς ὑμᾶς, ἵνα ἐν παντὶ πάντοτε πᾶσαν αὐτάρκειαν ἔχοντες περισσεύητε εἰς πᾶν ἔργον ἀγαθόν, <text:span text:style-name="T1">9</text:span> καθὼς γέγραπται </text:p>
      <text:p text:style-name="Standard"><text:tab/><text:span text:style-name="T2">Ἐσκόρπισεν, ἔδωκεν τοῖς πένησιν, </text:span></text:p>
      <text:p text:style-name="P1"><text:tab/>ἡ δικαιοσύνη αὐτοῦ μένει εἰς τὸν αἰῶνα.</text:p>
      <text:p text:style-name="Standard"><text:span text:style-name="T1">10</text:span> ὁ δὲ ἐπιχορηγῶν <text:span text:style-name="T2">σπέρμα τῷ σπείροντι καὶ ἄρτον εἰς βρῶσιν</text:span> χορηγήσει καὶ πληθυνεῖ τὸν σπόρον ὑμῶν καὶ αὐξήσει <text:span text:style-name="T2">τὰ γενήματα τῆς δικαιοσύνης ὑμῶν</text:span>· <text:span text:style-name="T1">11</text:span> ἐν παντὶ πλουτιζόμενοι εἰς πᾶσαν ἁπλότητα, ἥτις κατεργάζεται δι’ ἡμῶν εὐχαριστίαν τῷ Θεῷ. <text:span text:style-name="T1">12</text:span> ὅτι ἡ διακονία τῆς λειτουργίας ταύτης οὐ μόνον ἐστὶν προσαναπληροῦσα τὰ ὑστερήματα τῶν ἁγίων, ἀλλὰ καὶ <text:soft-page-break/>περισσεύουσα διὰ πολλῶν εὐχαριστιῶν τῷ Θεῷ· <text:span text:style-name="T1">13</text:span> διὰ τῆς δοκιμῆς τῆς διακονίας ταύτης δοξάζοντες τὸν Θεὸν ἐπὶ τῇ ὑποταγῇ τῆς ὁμολογίας ὑμῶν εἰς τὸ εὐαγγέλιον τοῦ Χριστοῦ καὶ ἁπλότητι τῆς κοινωνίας εἰς αὐτοὺς καὶ εἰς πάντας, <text:span text:style-name="T1">14</text:span> καὶ αὐτῶν δεήσει ὑπὲρ ὑμῶν ἐπιποθούντων ὑμᾶς διὰ τὴν ὑπερβάλλουσαν χάριν τοῦ Θεοῦ ἐφ’ ὑμῖν. <text:span text:style-name="T1">15</text:span> Χάρις τῷ Θεῷ ἐπὶ τῇ ἀνεκδιηγήτῳ αὐτοῦ δωρεᾷ.</text:p>
      <text:p text:style-name="Standard"/>
      <text:h text:style-name="Heading_20_2" text:outline-level="2">10</text:h>
      <text:p text:style-name="Standard"/>
      <text:p text:style-name="Standard"><text:tab/><text:span text:style-name="T1">1</text:span> Αὐτὸς δὲ ἐγὼ Παῦλος παρακαλῶ ὑμᾶς διὰ τῆς πραΰτητος καὶ ἐπιεικείας τοῦ Χριστοῦ, ὃς κατὰ πρόσωπον μὲν ταπεινὸς ἐν ὑμῖν, ἀπὼν δὲ θαρρῶ εἰς ὑμᾶς· <text:span text:style-name="T1">2</text:span> δέομαι δὲ τὸ μὴ παρὼν θαρρῆσαι τῇ πεποιθήσει ᾗ λογίζομαι τολμῆσαι ἐπί τινας τοὺς λογιζομένους ἡμᾶς ὡς κατὰ σάρκα περιπατοῦντας. <text:span text:style-name="T1">3</text:span> Ἐν σαρκὶ γὰρ περιπατοῦντες οὐ κατὰ σάρκα στρατευόμεθα, <text:span text:style-name="T1">4</text:span> τὰ γὰρ ὅπλα τῆς στρατείας ἡμῶν οὐ σαρκικὰ ἀλλὰ δυνατὰ τῷ Θεῷ πρὸς καθαίρεσιν ὀχυρωμάτων, λογισμοὺς καθαιροῦντες <text:span text:style-name="T1">5</text:span> καὶ πᾶν ὕψωμα ἐπαιρόμενον κατὰ τῆς γνώσεως τοῦ Θεοῦ, καὶ αἰχμαλωτίζοντες πᾶν νόημα εἰς τὴν ὑπακοὴν τοῦ Χριστοῦ, <text:span text:style-name="T1">6</text:span> καὶ ἐν ἑτοίμῳ ἔχοντες ἐκδικῆσαι πᾶσαν παρακοήν, ὅταν πληρωθῇ ὑμῶν ἡ ὑπακοή. <text:span text:style-name="T1">7</text:span> Τὰ κατὰ πρόσωπον βλέπετε. εἴ τις πέποιθεν ἑαυτῷ Χριστοῦ εἶναι, τοῦτο λογιζέσθω πάλιν ἐφ’ ἑαυτοῦ, ὅτι καθὼς αὐτὸς Χριστοῦ, οὕτως καὶ ἡμεῖς. <text:span text:style-name="T1">8</text:span> ἐάν τε γὰρ περισσότερόν τι καυχήσωμαι περὶ τῆς ἐξουσίας ἡμῶν, ἧς ἔδωκεν ὁ Κύριος εἰς οἰκοδομὴν καὶ οὐκ εἰς καθαίρεσιν ὑμῶν, οὐκ αἰσχυνθήσομαι, <text:span text:style-name="T1">9</text:span> ἵνα μὴ δόξω ὡς ἂν ἐκφοβεῖν ὑμᾶς διὰ τῶν ἐπιστολῶν. <text:span text:style-name="T1">10</text:span> ὅτι Αἱ ἐπιστολαὶ μέν, φησίν, βαρεῖαι καὶ ἰσχυραί, ἡ δὲ παρουσία τοῦ σώματος ἀσθενὴς καὶ ὁ λόγος ἐξουθενημένος. <text:span text:style-name="T1">11</text:span> τοῦτο λογιζέσθω ὁ τοιοῦτος, ὅτι οἷοί ἐσμεν τῷ λόγῳ δι’ ἐπιστολῶν ἀπόντες, τοιοῦτοι καὶ παρόντες τῷ ἔργῳ. <text:span text:style-name="T1">12</text:span> Οὐ γὰρ τολμῶμεν ἐνκρῖναι ἢ συνκρῖναι ἑαυτούς τισιν τῶν ἑαυτοὺς συνιστανόντων· ἀλλὰ αὐτοὶ ἐν ἑαυτοῖς ἑαυτοὺς μετροῦντες καὶ συνκρίνοντες ἑαυτοὺς ἑαυτοῖς οὐ συνιᾶσιν. <text:span text:style-name="T1">13</text:span> <text:soft-page-break/>ἡμεῖς δὲ οὐκ εἰς τὰ ἄμετρα καυχησόμεθα, ἀλλὰ κατὰ τὸ μέτρον τοῦ κανόνος οὗ ἐμέρισεν ἡμῖν ὁ Θεὸς μέτρου, ἐφικέσθαι ἄχρι καὶ ὑμῶν. <text:span text:style-name="T1">14</text:span> οὐ γὰρ ὡς μὴ ἐφικνούμενοι εἰς ὑμᾶς ὑπερεκτείνομεν ἑαυτούς, ἄχρι γὰρ καὶ ὑμῶν ἐφθάσαμεν ἐν τῷ εὐαγγελίῳ τοῦ Χριστοῦ· <text:span text:style-name="T1">15</text:span> οὐκ εἰς τὰ ἄμετρα καυχώμενοι ἐν ἀλλοτρίοις κόποις, ἐλπίδα δὲ ἔχοντες αὐξανομένης τῆς πίστεως ὑμῶν ἐν ὑμῖν μεγαλυνθῆναι κατὰ τὸν κανόνα ἡμῶν εἰς περισσείαν, <text:span text:style-name="T1">16</text:span> εἰς τὰ ὑπερέκεινα ὑμῶν εὐαγγελίσασθαι, οὐκ ἐν ἀλλοτρίῳ κανόνι εἰς τὰ ἕτοιμα καυχήσασθαι. <text:span text:style-name="T1">17</text:span> <text:span text:style-name="T2">Ὁ</text:span> δὲ <text:span text:style-name="T2">καυχώμενος ἐν Κυρίῳ καυχάσθω</text:span>· <text:span text:style-name="T1">18</text:span> οὐ γὰρ ὁ ἑαυτὸν συνιστάνων, ἐκεῖνός ἐστιν δόκιμος, ἀλλὰ ὃν ὁ Κύριος συνίστησιν.</text:p>
      <text:p text:style-name="Standard"/>
      <text:h text:style-name="Heading_20_2" text:outline-level="2">11</text:h>
      <text:p text:style-name="Standard"/>
      <text:p text:style-name="Standard"><text:tab/><text:span text:style-name="T1">1</text:span> Ὄφελον ἀνείχεσθέ μου μικρόν τι ἀφροσύνης· ἀλλὰ καὶ ἀνέχεσθέ μου. <text:span text:style-name="T1">2</text:span> ζηλῶ γὰρ ὑμᾶς Θεοῦ ζήλῳ, ἡρμοσάμην γὰρ ὑμᾶς ἑνὶ ἀνδρὶ παρθένον ἁγνὴν παραστῆσαι τῷ Χριστῷ· <text:span text:style-name="T1">3</text:span> φοβοῦμαι δὲ μή πως, ὡς <text:span text:style-name="T2">ὁ ὄφις ἐξηπάτησεν</text:span> Εὕαν ἐν τῇ πανουργίᾳ αὐτοῦ, φθαρῇ τὰ νοήματα ὑμῶν ἀπὸ τῆς ἁπλότητος καὶ τῆς ἁγνότητος τῆς εἰς Χριστόν. <text:span text:style-name="T1">4</text:span> εἰ μὲν γὰρ ὁ ἐρχόμενος ἄλλον Ἰησοῦν κηρύσσει ὃν οὐκ ἐκηρύξαμεν, ἢ πνεῦμα ἕτερον λαμβάνετε ὃ οὐκ ἐλάβετε, ἢ εὐαγγέλιον ἕτερον ὃ οὐκ ἐδέξασθε, καλῶς ἀνέχεσθε. <text:span text:style-name="T1">5</text:span> λογίζομαι γὰρ μηδὲν ὑστερηκέναι τῶν ὑπερλίαν ἀποστόλων. <text:span text:style-name="T1">6</text:span> εἰ δὲ καὶ ἰδιώτης τῷ λόγῳ, ἀλλ’ οὐ τῇ γνώσει, ἀλλ’ ἐν παντὶ φανερώσαντες ἐν πᾶσιν εἰς ὑμᾶς. <text:span text:style-name="T1">7</text:span> Ἢ ἁμαρτίαν ἐποίησα ἐμαυτὸν ταπεινῶν ἵνα ὑμεῖς ὑψωθῆτε, ὅτι δωρεὰν τὸ τοῦ Θεοῦ εὐαγγέλιον εὐηγγελισάμην ὑμῖν; <text:span text:style-name="T1">8</text:span> ἄλλας ἐκκλησίας ἐσύλησα λαβὼν ὀψώνιον πρὸς τὴν ὑμῶν διακονίαν, <text:span text:style-name="T1">9</text:span> καὶ παρὼν πρὸς ὑμᾶς καὶ ὑστερηθεὶς οὐ κατενάρκησα οὐθενός· τὸ γὰρ ὑστέρημά μου προσανεπλήρωσαν οἱ ἀδελφοὶ ἐλθόντες ἀπὸ Μακεδονίας· καὶ ἐν παντὶ ἀβαρῆ ἐμαυτὸν ὑμῖν ἐτήρησα καὶ τηρήσω. <text:span text:style-name="T1">10</text:span> ἔστιν ἀλήθεια Χριστοῦ ἐν ἐμοὶ, ὅτι ἡ καύχησις αὕτη οὐ φραγήσεται <text:soft-page-break/>εἰς ἐμὲ ἐν τοῖς κλίμασιν τῆς Ἀχαΐας. <text:span text:style-name="T1">11</text:span> διὰ τί; ὅτι οὐκ ἀγαπῶ ὑμᾶς; ὁ Θεὸς οἶδεν. <text:span text:style-name="T1">12</text:span> Ὃ δὲ ποιῶ, καὶ ποιήσω, ἵνα ἐκκόψω τὴν ἀφορμὴν τῶν θελόντων ἀφορμήν, ἵνα ἐν ᾧ καυχῶνται εὑρεθῶσιν καθὼς καὶ ἡμεῖς. <text:span text:style-name="T1">13</text:span> οἱ γὰρ τοιοῦτοι ψευδαπόστολοι, ἐργάται δόλιοι, μετασχηματιζόμενοι εἰς ἀποστόλους Χριστοῦ. <text:span text:style-name="T1">14</text:span> καὶ οὐ θαῦμα· αὐτὸς γὰρ ὁ Σατανᾶς μετασχηματίζεται εἰς ἄγγελον φωτός. <text:span text:style-name="T1">15</text:span> οὐ μέγα οὖν εἰ καὶ οἱ διάκονοι αὐτοῦ μετασχηματίζονται ὡς διάκονοι δικαιοσύνης· ὧν τὸ τέλος ἔσται κατὰ τὰ ἔργα αὐτῶν.</text:p>
      <text:p text:style-name="Standard"><text:tab/><text:span text:style-name="T1">16</text:span> Πάλιν λέγω, μή τίς με δόξῃ ἄφρονα εἶναι· εἰ δὲ μήγε, κἂν ὡς ἄφρονα δέξασθέ με, ἵνα κἀγὼ μικρόν τι καυχήσωμαι. <text:span text:style-name="T1">17</text:span> ὃ λαλῶ, οὐ κατὰ Κύριον λαλῶ, ἀλλ’ ὡς ἐν ἀφροσύνῃ, ἐν ταύτῃ τῇ ὑποστάσει τῆς καυχήσεως. <text:span text:style-name="T1">18</text:span> ἐπεὶ πολλοὶ καυχῶνται κατὰ τὴν σάρκα, κἀγὼ καυχήσομαι. <text:span text:style-name="T1">19</text:span> ἡδέως γὰρ ἀνέχεσθε τῶν ἀφρόνων φρόνιμοι ὄντες· <text:span text:style-name="T1">20</text:span> ἀνέχεσθε γὰρ εἴ τις ὑμᾶς καταδουλοῖ, εἴ τις κατεσθίει, εἴ τις λαμβάνει, εἴ τις ἐπαίρεται, εἴ τις εἰς πρόσωπον ὑμᾶς δέρει. <text:span text:style-name="T1">21</text:span> κατὰ ἀτιμίαν λέγω, ὡς ὅτι ἡμεῖς ἠσθενήκαμεν. ἐν ᾧ δ’ ἄν τις τολμᾷ, ἐν ἀφροσύνῃ λέγω, τολμῶ κἀγώ. <text:span text:style-name="T1">22</text:span> Ἑβραῖοί εἰσιν; κἀγώ. Ἰσραηλεῖταί εἰσιν; κἀγώ. σπέρμα Ἀβραάμ εἰσιν; κἀγώ. <text:span text:style-name="T1">23</text:span> διάκονοι Χριστοῦ εἰσιν; παραφρονῶν λαλῶ, ὑπὲρ ἐγώ· ἐν κόποις περισσοτέρως, ἐν φυλακαῖς περισσοτέρως, ἐν πληγαῖς ὑπερβαλλόντως, ἐν θανάτοις πολλάκις. <text:span text:style-name="T1">24</text:span> ὑπὸ Ἰουδαίων πεντάκις τεσσεράκοντα παρὰ μίαν ἔλαβον, <text:span text:style-name="T1">25</text:span> τρὶς ἐραβδίσθην, ἅπαξ ἐλιθάσθην, τρὶς ἐναυάγησα, νυχθήμερον ἐν τῷ βυθῷ πεποίηκα· <text:span text:style-name="T1">26</text:span> ὁδοιπορίαις πολλάκις, κινδύνοις ποταμῶν, κινδύνοις λῃστῶν, κινδύνοις ἐκ γένους, κινδύνοις ἐξ ἐθνῶν, κινδύνοις ἐν πόλει, κινδύνοις ἐν ἐρημίᾳ, κινδύνοις ἐν θαλάσσῃ, κινδύνοις ἐν ψευδαδέλφοις, <text:span text:style-name="T1">27</text:span> κόπῳ καὶ μόχθῳ, ἐν ἀγρυπνίαις πολλάκις, ἐν λιμῷ καὶ δίψει, ἐν νηστείαις πολλάκις, ἐν ψύχει καὶ γυμνότητι· <text:span text:style-name="T1">28</text:span> χωρὶς τῶν παρεκτὸς ἡ ἐπίστασίς μοι ἡ καθ’ ἡμέραν, ἡ μέριμνα πασῶν τῶν ἐκκλησιῶν. <text:span text:style-name="T1">29</text:span> τίς ἀσθενεῖ, καὶ οὐκ ἀσθενῶ; τίς σκανδαλίζεται καὶ οὐκ ἐγὼ πυροῦμαι; <text:span text:style-name="T1">30</text:span> εἰ καυχᾶσθαι δεῖ, τὰ τῆς ἀσθενείας μου καυχήσομαι. <text:span text:style-name="T1">31</text:span> ὁ Θεὸς καὶ Πατὴρ τοῦ Κυρίου Ἰησοῦ οἶδεν, ὁ ὢν εὐλογητὸς εἰς τοὺς αἰῶνας, ὅτι οὐ <text:soft-page-break/>ψεύδομαι. <text:span text:style-name="T1">32</text:span> ἐν Δαμασκῷ ὁ ἐθνάρχης Ἀρέτα τοῦ βασιλέως ἐφρούρει τὴν πόλιν Δαμασκηνῶν πιάσαι με, <text:span text:style-name="T1">33</text:span> καὶ διὰ θυρίδος ἐν σαργάνῃ ἐχαλάσθην διὰ τοῦ τείχους καὶ ἐξέφυγον τὰς χεῖρας αὐτοῦ.</text:p>
      <text:p text:style-name="Standard"/>
      <text:h text:style-name="Heading_20_2" text:outline-level="2">12</text:h>
      <text:p text:style-name="Standard"/>
      <text:p text:style-name="Standard"><text:span text:style-name="T1">1</text:span> Καυχᾶσθαι δεῖ· οὐ συμφέρον μέν, ἐλεύσομαι δὲ εἰς ὀπτασίας καὶ ἀποκαλύψεις Κυρίου. <text:span text:style-name="T1">2</text:span> οἶδα ἄνθρωπον ἐν Χριστῷ πρὸ ἐτῶν δεκατεσσάρων, —εἴτε ἐν σώματι οὐκ οἶδα, εἴτε ἐκτὸς τοῦ σώματος οὐκ οἶδα, ὁ Θεὸς οἶδεν, —ἁρπαγέντα τὸν τοιοῦτον ἕως τρίτου οὐρανοῦ. <text:span text:style-name="T1">3</text:span> καὶ οἶδα τὸν τοιοῦτον ἄνθρωπον —εἴτε ἐν σώματι εἴτε χωρὶς τοῦ σώματος οὐκ οἶδα, ὁ Θεὸς οἶδεν,— <text:span text:style-name="T1">4</text:span> ὅτι ἡρπάγη εἰς τὸν Παράδεισον καὶ ἤκουσεν ἄρρητα ῥήματα ἃ οὐκ ἐξὸν ἀνθρώπῳ λαλῆσαι. <text:span text:style-name="T1">5</text:span> ὑπὲρ τοῦ τοιούτου καυχήσομαι, ὑπὲρ δὲ ἐμαυτοῦ οὐ καυχήσομαι εἰ μὴ ἐν ταῖς ἀσθενείαις. <text:span text:style-name="T1">6</text:span> ἐὰν γὰρ θελήσω καυχήσασθαι, οὐκ ἔσομαι ἄφρων, ἀλήθειαν γὰρ ἐρῶ· φείδομαι δέ, μή τις εἰς ἐμὲ λογίσηται ὑπὲρ ὃ βλέπει με ἢ ἀκούει ἐξ ἐμοῦ <text:span text:style-name="T1">7</text:span> καὶ τῇ ὑπερβολῇ τῶν ἀποκαλύψεων. διὸ ἵνα μὴ ὑπεραίρωμαι, ἐδόθη μοι σκόλοψ τῇ σαρκί, ἄγγελος Σατανᾶ, ἵνα με κολαφίζῃ, ἵνα μὴ ὑπεραίρωμαι. <text:span text:style-name="T1">8</text:span> ὑπὲρ τούτου τρὶς τὸν Κύριον παρεκάλεσα, ἵνα ἀποστῇ ἀπ’ ἐμοῦ. <text:span text:style-name="T1">9</text:span> καὶ εἴρηκέν μοι Ἀρκεῖ σοι ἡ χάρις μου· ἡ γὰρ δύναμις ἐν ἀσθενείᾳ τελεῖται. Ἥδιστα οὖν μᾶλλον καυχήσομαι ἐν ταῖς ἀσθενείαις, ἵνα ἐπισκηνώσῃ ἐπ’ ἐμὲ ἡ δύναμις τοῦ Χριστοῦ. <text:span text:style-name="T1">10</text:span> διὸ εὐδοκῶ ἐν ἀσθενείαις, ἐν ὕβρεσιν, ἐν ἀνάγκαις, ἐν διωγμοῖς καὶ στενοχωρίαις, ὑπὲρ Χριστοῦ· ὅταν γὰρ ἀσθενῶ, τότε δυνατός εἰμι.</text:p>
      <text:p text:style-name="Standard"><text:tab/><text:span text:style-name="T1">11</text:span> Γέγονα ἄφρων· ὑμεῖς με ἠναγκάσατε. ἐγὼ γὰρ ὤφειλον ὑφ’ ὑμῶν συνίστασθαι. οὐδὲν γὰρ ὑστέρησα τῶν ὑπερλίαν ἀποστόλων, εἰ καὶ οὐδέν εἰμι. <text:span text:style-name="T1">12</text:span> τὰ μὲν σημεῖα τοῦ ἀποστόλου κατειργάσθη ἐν ὑμῖν ἐν πάσῃ ὑπομονῇ, σημείοις τε καὶ τέρασιν καὶ δυνάμεσιν. <text:span text:style-name="T1">13</text:span> τί γάρ ἐστιν ὃ ἡσσώθητε ὑπὲρ τὰς λοιπὰς ἐκκλησίας, εἰ μὴ ὅτι αὐτὸς ἐγὼ οὐ κατενάρκησα <text:soft-page-break/>ὑμῶν; χαρίσασθέ μοι τὴν ἀδικίαν ταύτην. <text:span text:style-name="T1">14</text:span> Ἰδοὺ τρίτον τοῦτο ἑτοίμως ἔχω ἐλθεῖν πρὸς ὑμᾶς, καὶ οὐ καταναρκήσω· οὐ γὰρ ζητῶ τὰ ὑμῶν ἀλλὰ ὑμᾶς. οὐ γὰρ ὀφείλει τὰ τέκνα τοῖς γονεῦσιν θησαυρίζειν, ἀλλὰ οἱ γονεῖς τοῖς τέκνοις. <text:span text:style-name="T1">15</text:span> ἐγὼ δὲ ἥδιστα δαπανήσω καὶ ἐκδαπανηθήσομαι ὑπὲρ τῶν ψυχῶν ὑμῶν. εἰ περισσοτέρως ὑμᾶς ἀγαπῶ, ἧσσον ἀγαπῶμαι; <text:span text:style-name="T1">16</text:span> Ἔστω δέ, ἐγὼ οὐ κατεβάρησα ὑμᾶς· ἀλλὰ ὑπάρχων πανοῦργος δόλῳ ὑμᾶς ἔλαβον. <text:span text:style-name="T1">17</text:span> μή τινα ὧν ἀπέσταλκα πρὸς ὑμᾶς, δι’ αὐτοῦ ἐπλεονέκτησα ὑμᾶς; <text:span text:style-name="T1">18</text:span> παρεκάλεσα Τίτον καὶ συναπέστειλα τὸν ἀδελφόν· μήτι ἐπλεονέκτησεν ὑμᾶς Τίτος; οὐ τῷ αὐτῷ Πνεύματι περιεπατήσαμεν; οὐ τοῖς αὐτοῖς ἴχνεσιν; <text:span text:style-name="T1">19</text:span> Πάλαι δοκεῖτε ὅτι ὑμῖν ἀπολογούμεθα. κατέναντι Θεοῦ ἐν Χριστῷ λαλοῦμεν· τὰ δὲ πάντα, ἀγαπητοί, ὑπὲρ τῆς ὑμῶν οἰκοδομῆς. <text:span text:style-name="T1">20</text:span> φοβοῦμαι γὰρ μή πως ἐλθὼν οὐχ οἵους θέλω εὕρω ὑμᾶς, κἀγὼ εὑρεθῶ ὑμῖν οἷον οὐ θέλετε, μή πως ἔρις, ζῆλος, θυμοί, ἐριθεῖαι, καταλαλιαί, ψιθυρισμοί, φυσιώσεις, ἀκαταστασίαι· <text:span text:style-name="T1">21</text:span> μὴ πάλιν ἐλθόντος μου ταπεινώσῃ με ὁ Θεός μου πρὸς ὑμᾶς, καὶ πενθήσω πολλοὺς τῶν προημαρτηκότων καὶ μὴ μετανοησάντων ἐπὶ τῇ ἀκαθαρσίᾳ καὶ πορνείᾳ καὶ ἀσελγείᾳ ᾗ ἔπραξαν.</text:p>
      <text:p text:style-name="Standard"/>
      <text:h text:style-name="Heading_20_2" text:outline-level="2">13</text:h>
      <text:p text:style-name="Standard"/>
      <text:p text:style-name="Standard"><text:span text:style-name="T1">1</text:span> Τρίτον τοῦτο ἔρχομαι πρὸς ὑμᾶς· <text:span text:style-name="T2">ἐπὶ στόματος δύο μαρτύρων καὶ τριῶν σταθήσεται πᾶν ῥῆμα</text:span>. <text:span text:style-name="T1">2</text:span> προείρηκα καὶ προλέγω, ὡς παρὼν τὸ δεύτερον καὶ ἀπὼν νῦν, τοῖς προημαρτηκόσιν καὶ τοῖς λοιποῖς πᾶσιν, ὅτι ἐὰν ἔλθω εἰς τὸ πάλιν οὐ φείσομαι, <text:span text:style-name="T1">3</text:span> ἐπεὶ δοκιμὴν ζητεῖτε τοῦ ἐν ἐμοὶ λαλοῦντος Χριστοῦ, ὃς εἰς ὑμᾶς οὐκ ἀσθενεῖ ἀλλὰ δυνατεῖ ἐν ὑμῖν. <text:span text:style-name="T1">4</text:span> καὶ γὰρ ἐσταυρώθη ἐξ ἀσθενείας, ἀλλὰ ζῇ ἐκ δυνάμεως Θεοῦ. καὶ γὰρ ἡμεῖς ἀσθενοῦμεν ἐν αὐτῷ, ἀλλὰ ζήσομεν σὺν αὐτῷ ἐκ δυνάμεως Θεοῦ εἰς ὑμᾶς. <text:span text:style-name="T1">5</text:span> Ἑαυτοὺς πειράζετε εἰ ἐστὲ ἐν τῇ πίστει, ἑαυτοὺς δοκιμάζετε· ἢ οὐκ ἐπιγινώσκετε ἑαυτοὺς ὅτι Ἰησοῦς Χριστὸς ἐν ὑμῖν; εἰ μήτι ἀδόκιμοί ἐστε. <text:span text:style-name="T1">6</text:span> ἐλπίζω δὲ <text:soft-page-break/>ὅτι γνώσεσθε ὅτι ἡμεῖς οὐκ ἐσμὲν ἀδόκιμοι. <text:span text:style-name="T1">7</text:span> εὐχόμεθα δὲ πρὸς τὸν Θεὸν μὴ ποιῆσαι ὑμᾶς κακὸν μηδέν, οὐχ ἵνα ἡμεῖς δόκιμοι φανῶμεν, ἀλλ’ ἵνα ὑμεῖς τὸ καλὸν ποιῆτε, ἡμεῖς δὲ ὡς ἀδόκιμοι ὦμεν. <text:span text:style-name="T1">8</text:span> οὐ γὰρ δυνάμεθά τι κατὰ τῆς ἀληθείας, ἀλλὰ ὑπὲρ τῆς ἀληθείας. <text:span text:style-name="T1">9</text:span> χαίρομεν γὰρ ὅταν ἡμεῖς ἀσθενῶμεν, ὑμεῖς δὲ δυνατοὶ ἦτε· τοῦτο καὶ εὐχόμεθα, τὴν ὑμῶν κατάρτισιν. <text:span text:style-name="T1">10</text:span> Διὰ τοῦτο ταῦτα ἀπὼν γράφω, ἵνα παρὼν μὴ ἀποτόμως χρήσωμαι κατὰ τὴν ἐξουσίαν ἣν ὁ Κύριος ἔδωκέν μοι εἰς οἰκοδομὴν καὶ οὐκ εἰς καθαίρεσιν.</text:p>
      <text:p text:style-name="Standard"><text:tab/><text:span text:style-name="T1">11</text:span> Λοιπόν, ἀδελφοί, χαίρετε, καταρτίζεσθε, παρακαλεῖσθε, τὸ αὐτὸ φρονεῖτε, εἰρηνεύετε, καὶ ὁ Θεὸς τῆς ἀγάπης καὶ εἰρήνης ἔσται μεθ’ ὑμῶν. <text:span text:style-name="T1">12</text:span> Ἀσπάσασθε ἀλλήλους ἐν ἁγίῳ φιλήματι. Ἀσπάζονται ὑμᾶς οἱ ἅγιοι πάντες. <text:span text:style-name="T1">13</text:span> Ἡ χάρις τοῦ Κυρίου Ἰησοῦ Χριστοῦ καὶ ἡ ἀγάπη τοῦ Θεοῦ καὶ ἡ κοινωνία τοῦ Ἁγίου Πνεύματος μετὰ πάντων ὑμῶν.</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6T13:12:21.82</meta:creation-date>
    <dc:date>2019-04-07T08:03:46.998000000</dc:date>
    <meta:editing-duration>PT7H28M12S</meta:editing-duration>
    <meta:editing-cycles>118</meta:editing-cycles>
    <meta:generator>LibreOffice/5.4.7.2$Windows_X86_64 LibreOffice_project/c838ef25c16710f8838b1faec480ebba495259d0</meta:generator>
    <meta:document-statistic meta:table-count="0" meta:image-count="0" meta:object-count="0" meta:page-count="17" meta:paragraph-count="50" meta:word-count="4741" meta:character-count="28176" meta:non-whitespace-character-count="23450"/>
  </office:meta>
</office:document-meta>
</file>